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0e886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paragraph-rsid="000e886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0e886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paragraph-rsid="000fb5a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paragraph-rsid="0010557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paragraph-rsid="00118354" style:font-size-asian="10.5pt" style:font-weight-asian="normal" style:font-size-complex="12pt" style:font-weight-complex="normal"/>
    </style:style>
    <style:style style:name="T1" style:family="text">
      <style:text-properties officeooo:rsid="000e8866"/>
    </style:style>
    <style:style style:name="T2" style:family="text">
      <style:text-properties officeooo:rsid="000fb5a2"/>
    </style:style>
    <style:style style:name="T3" style:family="text">
      <style:text-properties officeooo:rsid="00105576"/>
    </style:style>
    <style:style style:name="T4" style:family="text">
      <style:text-properties officeooo:rsid="00118354"/>
    </style:style>
    <style:style style:name="T5" style:family="text">
      <style:text-properties officeooo:rsid="0012b0aa"/>
    </style:style>
    <style:style style:name="T6" style:family="text">
      <style:text-properties officeooo:rsid="0013f6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naliza wymagań problemu wyrównania tekstu</text:span></text:p>
      <text:p text:style-name="P2"><text:span text:style-name="T1">streszczenie</text:span></text:p>
      <text:p text:style-name="P2"><text:span text:style-name="T1"/></text:p>
      <text:p text:style-name="P3"><text:span text:style-name="T1">Rozdział 1: Wstęp – wprowadzenie do zagadnienia</text:span></text:p>
      <text:p text:style-name="P3"><text:span text:style-name="T1"/></text:p>
      <text:p text:style-name="P3"><text:span text:style-name="T1">Rozdział 2: Sygnał mowy </text:span></text:p>
      <text:p text:style-name="P3"><text:span text:style-name="T1"><text:tab/>Wprowadzenie do teorii sygnału dźwiękowego pod kątem przetwarzania mowy. Próbuję przedstawić tutaj co jest dźwiękiem wytwarzanym przez ludzi, który jest nazywany mową i w jaki sposób ludzie go odbierają. Opisuję standardowe praktyki przetwarzania sygnału w problemach rozpoznawania mowy, takie jak konwersja to skali melodycznej, transformacja Fouriera do spektrum częstotliwości, i w końcu transformacja </text:span><text:span text:style-name="T5">do </text:span><text:span text:style-name="T1">postaci cepstrum. Podsumowuję ten rozdział przedstawiając tworzenie cech mowy ze strumienia audio w bibliotece Sphinx.</text:span></text:p>
      <text:p text:style-name="P3"><text:span text:style-name="T1"/></text:p>
      <text:p text:style-name="P3"><text:span text:style-name="T1">Rozdział 3: Modelowanie języka.</text:span></text:p>
      <text:p text:style-name="P3"><text:span text:style-name="T1"><text:tab/>Opisuję tutaj podejścia do podziału mowy na części składowe, czyli głoski i fonemy, jako wiedzę potrzebną do modelowania mowy. Następnie próbuję przedstawić dwa sposoby reprezentacji fonemów służące automatyczn</text:span><text:span text:style-name="T5">emu </text:span><text:span text:style-name="T1">ich rozróżnianiu, liczenie odległości pomiędzy cechami dźwięku od próbki zakwalifikowanej do fonemu, oraz modelowanie fonemów za pomocą rozkładu normalnego i ukrytych modelów Markowa. Przedstawiam również sposoby trenowania rozkładu takiego modelu za pomocą metody analitycznej (rozkład Gaussa) oraz metody EM.</text:span></text:p>
      <text:p text:style-name="P3"><text:span text:style-name="T1"/></text:p>
      <text:p text:style-name="P3"><text:span text:style-name="T1">Rozdział 4: Proste wyrównanie oparte o pauzy i czas.</text:span></text:p>
      <text:p text:style-name="P3"><text:span text:style-name="T1"><text:tab/>Opisuję tutaj proste podejście do problemu z zadaną grubą granulacją, ale za to z minimalną wymaganą wiedzą dodatkową. Rozpoczynam od sposobu detekcji mowy przy użyciu metod statystycznych, co jest potrzebne do rozpoznania pauz pomiędzy wypowiedziami, które powinny być skorelowane z podziałem tekstu na znaki przystankowe. Następnie opisuje algorytm niezbyt precyzyjnego wyrównania za pomocą algorytmu dynamicznego, który przypisuje wykryte kawałki mowy do tekstu na podstawie jego długości i estymacji czasu poszczególnych zdań. Kończę ten rozdział prezentując wyniki testu przeprowadzonego na tekście „Doktor Piotr”.</text:span></text:p>
      <text:p text:style-name="P3"><text:span text:style-name="T1"/></text:p>
      <text:p text:style-name="P3"><text:span text:style-name="T1">Rozdział 5: </text:span><text:span text:style-name="T4">Wyrównania na podstawie modelu audio.</text:span></text:p>
      <text:p text:style-name="P4"><text:span text:style-name="T1"><text:tab/></text:span><text:span text:style-name="T2">W tym rozdziale próbuję wykorzystać modele audio </text:span><text:span text:style-name="T6">dla języków </text:span><text:span text:style-name="T2">rosyjskiego i angielskiego aby wyrównać tekst z dokładnością co do słowa. Na wstępie prezentuję w jaki sposób takie modele są wykorzystywane w problemie rozpoznawania mowy oraz badam różnice między językami na podstawie różnic w zbiorze fonemów wykorzystanych w danych modelach audio. Pokazuję również prosty sposób generowania słowników zapisu fonetycznego słów w danym języku za pomocą gramatyk konwersji. Na koniec prezentuję statystyki porównań ręcznego wyrównania do uzyskanego za pomocą powyższych modeli. </text:span></text:p>
      <text:p text:style-name="P4"><text:span text:style-name="T2"/></text:p>
      <text:p text:style-name="P4"><text:span text:style-name="T2">Rozdział 6: </text:span><text:span text:style-name="T4">Wyrównanie fonetyczne. </text:span></text:p>
      <text:p text:style-name="P4"><text:span text:style-name="T2"><text:tab/>Opisuję tutaj dwa sposoby wyrównania z dokładnością co do fonemu, używając zbioru i modelu fonemów dla języka rosyjskiego oraz uproszczony dla języka polskiego wytrenowany przy użyciu wyników z rozdziału 5</text:span><text:span text:style-name="T6">-</text:span><text:span text:style-name="T2">tego. Algorytm trenowania modelów jest oparty na prostym użyciu rozkładów normalnego oraz algorytmu wyrównania opartego o technikę dynamicznego programowania. Testuję powyższe podejścia przy użyciu korpusu Corpora zawierającego zestaw krótkich nagrań otagowanych fonemami </text:span><text:span text:style-name="T3">oraz prezentuję wyniki testów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oft-page-break/><text:span text:style-name="T3">Rozdział 7: </text:span><text:span text:style-name="T4">Trenowanie modelu fonemów z dużych plików audio</text:span></text:p>
      <text:p text:style-name="P5"><text:span text:style-name="T3"><text:tab/>Badam w tym rozdziale sposób wytrenowania modelu audio oraz wykorzystania jego do uzyskania wyrównania z dokładnością co do słowa, bez użycia jakiegokolwiek wcześniej wytrenowanego modelu, a jedynie z minimalną wiedzą o fonetyce i interpunkcji danego języka.</text:span></text:p>
      <text:p text:style-name="P5"><text:span text:style-name="T3">Wykorzystuję tutaj nieprecyzyjne wyrównanie z rozdziału 4-tego jako danych wejściowych wspomagających trenowanie modelu fonemów jako rozkładów normalnych niewiele różniącego się od tego z rozdziału 6-tego. Następnie opisuję metodą w jaki sposób wykorzystać takie modele do uzyskania otagowania słowami, która ze względów czasowych jest zmodyfikowaną metodą również z rozdziału 6-tego i bardzo przypomina sposób rozpoznawania mowy z biblioteki sphinxa, a mianowicie algorytm dynamicznego programowania z kolejką priorytetową o ograniczonej długości. Na koniec porównuje uzyskane wyniki z tymi uzyskanymi w rozdziale 5-tym.</text:span></text:p>
      <text:p text:style-name="P5"><text:span text:style-name="T3"/></text:p>
      <text:p text:style-name="P5"><text:span text:style-name="T3">Rozdział 8: </text:span><text:span text:style-name="T4">Testowania wyrównania przy pomocy syntezatora mowy.</text:span></text:p>
      <text:p text:style-name="P6"><text:span text:style-name="T3"><text:tab/>Prezentuję tutaj przykładowe wykorzystanie wyrównania z dokładnością co do fonemu, pod postacią prostego syntezatora mowy, z </text:span><text:span text:style-name="T4">uwzględnieniem</text:span><text:span text:style-name="T3"> </text:span><text:span text:style-name="T4">zastosowanie wyników syntezatora, jako sposobu testowania wyników algorytmu z rozdziału 7-mego. Oczywiście prezentuję tutaj algorytmy</text:span><text:span text:style-name="T3"> </text:span></text:p>
      <text:p text:style-name="P5"><text:span text:style-name="T3"><text:s/></text:span><text:span text:style-name="T4">syntezujące mowę, które zlepiają części strumienia audio otagowane sekwencją fonemów odpowiadających tym uzyskanym z tekstu wejściowego. Wyniki syntezatora oceniam ręcznie, ponieważ testowanie automatyczne jest tu dość problematyczne. Skupiam się przy tym na wnioskach, które mogę wysnuć na temat jakości wyrównania.</text:span></text:p>
      <text:p text:style-name="P5"><text:span text:style-name="T4"/></text:p>
      <text:p text:style-name="P6"><text:span text:style-name="T4">Rozdział 9: Podsumowanie.</text:span></text:p>
      <text:p text:style-name="P6"><text:span text:style-name="T4"><text:tab/>Streszczenie osiągniętych wyników oraz wnioski jakie można wysnuć na temat wymaganej wiedzy w problemie otagowania tekstu, a także kilka propozycji na kontynuację pra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1T10:17:03</meta:creation-date>
    <dc:date>2013-09-01T11:18:07</dc:date>
    <meta:editing-duration>PT33M25S</meta:editing-duration>
    <meta:editing-cycles>5</meta:editing-cycles>
    <meta:generator>LibreOffice/4.0.5.2$Linux_X86_64 LibreOffice_project/400m0$Build-2</meta:generator>
    <meta:document-statistic meta:table-count="0" meta:image-count="0" meta:object-count="0" meta:page-count="2" meta:paragraph-count="21" meta:word-count="633" meta:character-count="4836" meta:non-whitespace-character-count="4210"/>
  </office:meta>
</office:document-meta>
</file>